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paragraph-rsid="000e5024"/>
    </style:style>
    <style:style style:name="P2" style:family="paragraph" style:parent-style-name="Standard" style:list-style-name="L9">
      <loext:graphic-properties draw:fill="none"/>
      <style:paragraph-properties fo:background-color="transparent">
        <style:tab-stops>
          <style:tab-stop style:position="-0.0626in"/>
        </style:tab-stops>
      </style:paragraph-properties>
      <style:text-properties fo:language="cs" fo:country="CZ" officeooo:paragraph-rsid="000e5024"/>
    </style:style>
    <style:style style:name="P3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4" style:family="paragraph" style:parent-style-name="Standard">
      <loext:graphic-properties draw:fill="none"/>
      <style:paragraph-properties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5" style:family="paragraph" style:parent-style-name="Standard" style:list-style-name="L10">
      <loext:graphic-properties draw:fill="none"/>
      <style:paragraph-properties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6" style:family="paragraph" style:parent-style-name="Standard" style:list-style-name="L11">
      <loext:graphic-properties draw:fill="none"/>
      <style:paragraph-properties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7" style:family="paragraph" style:parent-style-name="Standard" style:list-style-name="L11">
      <loext:graphic-properties draw:fill="none"/>
      <style:paragraph-properties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8" style:family="paragraph" style:parent-style-name="Standard" style:list-style-name="L11">
      <loext:graphic-properties draw:fill="none"/>
      <style:paragraph-properties fo:background-color="transparent">
        <style:tab-stops>
          <style:tab-stop style:position="-0.0626in"/>
        </style:tab-stops>
      </style:paragraph-properties>
      <style:text-properties fo:language="cs" fo:country="CZ" officeooo:rsid="000eb94e" officeooo:paragraph-rsid="000eb94e"/>
    </style:style>
    <style:style style:name="P9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fo:language="cs" fo:country="CZ" officeooo:paragraph-rsid="000e5024"/>
    </style:style>
    <style:style style:name="P10" style:family="paragraph" style:parent-style-name="Standard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11" style:family="paragraph" style:parent-style-name="Standard" style:list-style-name="L4" style:master-page-name="">
      <loext:graphic-properties draw:fill="none"/>
      <style:paragraph-properties fo:margin-left="0.3752in" fo:margin-right="0in" fo:text-indent="-0.25in" style:auto-text-indent="false" style:page-number="auto" fo:background-color="transparent"/>
      <style:text-properties fo:language="cs" fo:country="CZ" officeooo:paragraph-rsid="000e5024"/>
    </style:style>
    <style:style style:name="P12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fo:language="cs" fo:country="CZ" officeooo:paragraph-rsid="000e5024"/>
    </style:style>
    <style:style style:name="P13" style:family="paragraph" style:parent-style-name="Standard" style:list-style-name="L5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fo:language="cs" fo:country="CZ" officeooo:paragraph-rsid="000e5024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P16" style:family="paragraph" style:parent-style-name="Standard" style:list-style-name="L7" style:master-page-name="">
      <loext:graphic-properties draw:fill="none"/>
      <style:paragraph-properties style:page-number="auto" fo:background-color="transparent">
        <style:tab-stops>
          <style:tab-stop style:position="-0.0626in"/>
        </style:tab-stops>
      </style:paragraph-properties>
      <style:text-properties fo:language="cs" fo:country="CZ" officeooo:rsid="000e5024" officeooo:paragraph-rsid="000e5024"/>
    </style:style>
    <style:style style:name="T1" style:family="text">
      <style:text-properties officeooo:rsid="000e502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502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5024" style:font-style-asian="normal" style:font-style-complex="normal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řechodné prvky</text:span></text:p>
      <text:list xml:id="list7768371984963676708" text:style-name="L4">
        <text:list-item>
          <text:p text:style-name="P11"><text:span text:style-name="T1">všechno kovy, elektrony v </text:span><text:span text:style-name="T3">d</text:span><text:span text:style-name="T5"> orbitalech</text:span></text:p>
        </text:list-item>
      </text:list>
      <text:list xml:id="list1784725007145185262" text:style-name="L1">
        <text:list-item>
          <text:p text:style-name="P12"><text:span text:style-name="T5">Energie valenčních elektronů se liší pouze minimálně, proto dosahují velmi různých oxidačních čísel</text:span></text:p>
        </text:list-item>
        <text:list-item>
          <text:p text:style-name="P9"><text:span text:style-name="T5">Velikost atomů se moc v periodě nemění → podobnost v periodě</text:span></text:p>
        </text:list-item>
      </text:list>
      <text:p text:style-name="P14"><text:span text:style-name="T5"/></text:p>
      <text:p text:style-name="P15"><text:span text:style-name="T4">Reakce</text:span></text:p>
      <text:list xml:id="list7533048999736266035" text:style-name="L5">
        <text:list-item>
          <text:p text:style-name="P13"><text:span text:style-name="T4">Často díky </text:span><text:span text:style-name="T2">d</text:span><text:span text:style-name="T4"> orbitalu tvoří komplexní sloučeniny</text:span></text:p>
        </text:list-item>
      </text:list>
      <text:p text:style-name="P10"><text:span text:style-name="T4"/></text:p>
      <text:p text:style-name="P10"><text:span text:style-name="T4">III.B Skupina</text:span></text:p>
      <text:list xml:id="list953999722315148203" text:style-name="L7">
        <text:list-item>
          <text:p text:style-name="P16"><text:span text:style-name="T4">Skandium</text:span></text:p>
        </text:list-item>
      </text:list>
      <text:p text:style-name="P10"><text:span text:style-name="T4">IV.B Skupina</text:span></text:p>
      <text:list xml:id="list4988674503791718042" text:style-name="L9">
        <text:list-item>
          <text:p text:style-name="P2"><text:span text:style-name="T5">Titan, Zirkonium, Hafnium</text:span></text:p>
        </text:list-item>
      </text:list>
      <text:list xml:id="list3117813655427717202" text:style-name="L8">
        <text:list-item>
          <text:p text:style-name="P3"><text:span text:style-name="T4">ox. číslo IV</text:span></text:p>
        </text:list-item>
        <text:list-item>
          <text:p text:style-name="P3"><text:span text:style-name="T4">Ti </text:span></text:p>
          <text:list>
            <text:list-item>
              <text:p text:style-name="P3"><text:span text:style-name="T4">vysoká teplota tání, kovový vzhled, velmi lehký, odolný vůči korozi (ve vyleštěném stavu odolává kyselinám i zásadám)</text:span></text:p>
            </text:list-item>
            <text:list-item>
              <text:p text:style-name="P3"><text:span text:style-name="T4">Titanová běloba (TiO</text:span><text:span text:style-name="T6">2</text:span><text:span text:style-name="T4">)</text:span></text:p>
            </text:list-item>
            <text:list-item>
              <text:p text:style-name="P3"><text:span text:style-name="T4">TiCl</text:span><text:span text:style-name="T6">4</text:span><text:span text:style-name="T7"> jako meziprodukt při výrobě Titanu</text:span></text:p>
            </text:list-item>
          </text:list>
        </text:list-item>
      </text:list>
      <text:p text:style-name="P4"><text:span text:style-name="T7"/></text:p>
      <text:p text:style-name="P4"><text:span text:style-name="T7">V. B Skupina</text:span></text:p>
      <text:list xml:id="list4274693270792004484" text:style-name="L10">
        <text:list-item>
          <text:p text:style-name="P5"><text:span text:style-name="T7">Vanad, Niob, Tantal</text:span></text:p>
        </text:list-item>
        <text:list-item>
          <text:p text:style-name="P5"><text:span text:style-name="T7">Vanad</text:span></text:p>
          <text:list>
            <text:list-item>
              <text:p text:style-name="P5"><text:span text:style-name="T7">povrchová pasivace, přidává se do oceli pro zlepšení mechanických vlastností a odolnosti za vysokých teplot → použití v rychlořezné oceli</text:span></text:p>
            </text:list-item>
            <text:list-item>
              <text:p text:style-name="P5"><text:span text:style-name="T7">V</text:span><text:span text:style-name="T6">2</text:span><text:span text:style-name="T7">O</text:span><text:span text:style-name="T6">5</text:span><text:span text:style-name="T7"> Katalyzátor při oxiačních reakcích</text:span></text:p>
            </text:list-item>
          </text:list>
        </text:list-item>
      </text:list>
      <text:p text:style-name="P4"><text:span text:style-name="T7">VI. B skupina</text:span></text:p>
      <text:list xml:id="list2740201485168321089" text:style-name="L11">
        <text:list-item>
          <text:p text:style-name="P6"><text:span text:style-name="T7">Chrom</text:span></text:p>
          <text:list>
            <text:list-item>
              <text:p text:style-name="P6"><text:span text:style-name="T7">Oxid chromitý, součástí různých drahokamů</text:span></text:p>
            </text:list-item>
            <text:list-item>
              <text:p text:style-name="P6"><text:span text:style-name="T7">Nejstálejší ox. číslo je III</text:span></text:p>
            </text:list-item>
            <text:list-item>
              <text:p text:style-name="P6"><text:span text:style-name="T7">je zapotřebí při biochemickém využití</text:span></text:p>
            </text:list-item>
            <text:list-item>
              <text:p text:style-name="P6"><text:span text:style-name="T7">ox číslo VI</text:span></text:p>
              <text:list>
                <text:list-item>
                  <text:p text:style-name="P6"><text:span text:style-name="T7">karcinogenní</text:span></text:p>
                </text:list-item>
              </text:list>
            </text:list-item>
            <text:list-item>
              <text:p text:style-name="P6"><text:span text:style-name="T7">odolný vůči korozi</text:span></text:p>
            </text:list-item>
            <text:list-item>
              <text:p text:style-name="P8"><text:span text:style-name="T7">výroba aluminotermií</text:span></text:p>
            </text:list-item>
            <text:list-item>
              <text:p text:style-name="P8"><text:span text:style-name="T7">Sloučeniny</text:span></text:p>
              <text:list>
                <text:list-item>
                  <text:p text:style-name="P8"><text:span text:style-name="T7">oxid chromitý → chromová zeleň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8:28:42.028624894</meta:creation-date>
    <dc:date>2018-01-15T08:46:13.372127965</dc:date>
    <meta:editing-duration>PT2M21S</meta:editing-duration>
    <meta:editing-cycles>1</meta:editing-cycles>
    <meta:document-statistic meta:table-count="0" meta:image-count="0" meta:object-count="0" meta:page-count="1" meta:paragraph-count="31" meta:word-count="169" meta:character-count="980" meta:non-whitespace-character-count="866"/>
    <meta:generator>LibreOffice/5.1.6.2$Linux_x86 LibreOffice_project/10m0$Build-2</meta:generator>
  </office:meta>
</office:document-meta>
</file>